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8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8"/>
    <style:style style:name="ce7" style:family="table-cell" style:parent-style-name="Default" style:data-style-name="N108">
      <style:table-cell-properties fo:border-bottom="0.74pt solid #000000" fo:border-left="none" fo:border-right="none" fo:border-top="none"/>
    </style:style>
    <style:style style:name="ce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"/>
    <style:style style:name="ce10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11">
      <style:table-cell-properties fo:border="none"/>
    </style:style>
    <style:style style:name="ce12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4"/>
    <style:style style:name="ce14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15" style:family="table-cell" style:parent-style-name="Default" style:data-style-name="N4">
      <style:table-cell-properties fo:border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2" table:default-cell-style-name="ce9"/>
        <table:table-column table:style-name="co3" table:default-cell-style-name="ce13"/>
        <table:table-column table:style-name="co2" table:default-cell-style-name="Default"/>
        <table:table-row table:style-name="ro1">
          <table:table-cell table:style-name="ce1" office:value-type="string" calcext:value-type="string">
            <text:p>scenario</text:p>
          </table:table-cell>
          <table:table-cell table:style-name="ce4" office:value-type="string" calcext:value-type="string">
            <text:p>time</text:p>
          </table:table-cell>
          <table:table-cell table:style-name="ce5" office:value-type="string" calcext:value-type="string">
            <text:p>time (s)</text:p>
          </table:table-cell>
          <table:table-cell table:style-name="ce8" office:value-type="string" calcext:value-type="string">
            <text:p>reduction</text:p>
          </table:table-cell>
          <table:table-cell table:style-name="ce12" office:value-type="string" calcext:value-type="string">
            <text:p>speedup factor</text:p>
          </table:table-cell>
          <table:table-cell table:style-name="ce2"/>
        </table:table-row>
        <table:table-row table:style-name="ro1">
          <table:table-cell office:value-type="string" calcext:value-type="string">
            <text:p>all deactivated</text:p>
          </table:table-cell>
          <table:table-cell office:value-type="float" office:value="788506" calcext:value-type="float">
            <text:p>788506</text:p>
          </table:table-cell>
          <table:table-cell table:formula="of:=[.B2]/1000" office:value-type="float" office:value="788.506" calcext:value-type="float">
            <text:p>788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all deactivated (except</text:span> shadow areas)</text:p>
          </table:table-cell>
          <table:table-cell office:value-type="float" office:value="22177" calcext:value-type="float">
            <text:p>22177</text:p>
          </table:table-cell>
          <table:table-cell table:formula="of:=[.B3]/1000" office:value-type="float" office:value="22.177" calcext:value-type="float">
            <text:p>22,2</text:p>
          </table:table-cell>
          <table:table-cell table:formula="of:=-(1-[.B3]/[.B$2])" office:value-type="percentage" office:value="-0.971874659165561" calcext:value-type="percentage">
            <text:p>-97,19 %</text:p>
          </table:table-cell>
          <table:table-cell table:formula="of:=[.B$2]/[.B3]" office:value-type="float" office:value="35.5551246787212" calcext:value-type="float">
            <text:p>35,56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all deactivated (except</text:span> knn filtering)</text:p>
          </table:table-cell>
          <table:table-cell office:value-type="float" office:value="751725" calcext:value-type="float">
            <text:p>751725</text:p>
          </table:table-cell>
          <table:table-cell table:formula="of:=[.B4]/1000" office:value-type="float" office:value="751.725" calcext:value-type="float">
            <text:p>751,7</text:p>
          </table:table-cell>
          <table:table-cell table:formula="of:=-(1-[.B4]/[.B$2])" office:value-type="percentage" office:value="-0.0466464427664469" calcext:value-type="percentage">
            <text:p>-4,66 %</text:p>
          </table:table-cell>
          <table:table-cell table:formula="of:=[.B$2]/[.B4]" office:value-type="float" office:value="1.0489287971" calcext:value-type="float">
            <text:p>1,05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all deactivated</text:span> (except convex hull)</text:p>
          </table:table-cell>
          <table:table-cell office:value-type="float" office:value="287948" calcext:value-type="float">
            <text:p>287948</text:p>
          </table:table-cell>
          <table:table-cell table:formula="of:=[.B5]/1000" office:value-type="float" office:value="287.948" calcext:value-type="float">
            <text:p>287,9</text:p>
          </table:table-cell>
          <table:table-cell table:formula="of:=-(1-[.B5]/[.B$2])" office:value-type="percentage" office:value="-0.634818251224468" calcext:value-type="percentage">
            <text:p>-63,48 %</text:p>
          </table:table-cell>
          <table:table-cell table:formula="of:=[.B$2]/[.B5]" office:value-type="float" office:value="2.73836248211483" calcext:value-type="float">
            <text:p>2,74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all deactivated (except</text:span> valid angle areas)</text:p>
          </table:table-cell>
          <table:table-cell office:value-type="float" office:value="322502" calcext:value-type="float">
            <text:p>322502</text:p>
          </table:table-cell>
          <table:table-cell table:formula="of:=[.B6]/1000" office:value-type="float" office:value="322.502" calcext:value-type="float">
            <text:p>322,5</text:p>
          </table:table-cell>
          <table:table-cell table:formula="of:=-(1-[.B6]/[.B$2])" office:value-type="percentage" office:value="-0.590996136998323" calcext:value-type="percentage">
            <text:p>-59,10 %</text:p>
          </table:table-cell>
          <table:table-cell table:formula="of:=[.B$2]/[.B6]" office:value-type="float" office:value="2.44496468238957" calcext:value-type="float">
            <text:p>2,44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all deactivated (except</text:span> custom coll. Detection)</text:p>
          </table:table-cell>
          <table:table-cell table:style-name="ce2" office:value-type="float" office:value="769276" calcext:value-type="float">
            <text:p>769276</text:p>
          </table:table-cell>
          <table:table-cell table:style-name="ce7" table:formula="of:=[.B7]/1000" office:value-type="float" office:value="769.276" calcext:value-type="float">
            <text:p>769,3</text:p>
          </table:table-cell>
          <table:table-cell table:style-name="ce10" table:formula="of:=-(1-[.B7]/[.B$2])" office:value-type="percentage" office:value="-0.0243878930534454" calcext:value-type="percentage">
            <text:p>-2,44 %</text:p>
          </table:table-cell>
          <table:table-cell table:style-name="ce14" table:formula="of:=[.B$2]/[.B7]" office:value-type="float" office:value="1.02499753014523" calcext:value-type="float">
            <text:p>1,02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all activated</text:p>
          </table:table-cell>
          <table:table-cell table:style-name="ce3" table:formula="of:=[.B11]" office:value-type="float" office:value="11086" calcext:value-type="float">
            <text:p>11086</text:p>
          </table:table-cell>
          <table:table-cell table:formula="of:=[.B8]/1000" office:value-type="float" office:value="11.086" calcext:value-type="float">
            <text:p>11,1</text:p>
          </table:table-cell>
          <table:table-cell table:style-name="ce11" table:formula="of:=-(1-[.B8]/[.B$2])" office:value-type="percentage" office:value="-0.9859405001357" calcext:value-type="percentage">
            <text:p>-98,59 %</text:p>
          </table:table-cell>
          <table:table-cell table:style-name="ce15" table:formula="of:=[.B$2]/[.B8]" office:value-type="float" office:value="71.1262854050153" calcext:value-type="float">
            <text:p>71,13</text:p>
          </table:table-cell>
          <table:table-cell table:style-name="ce3" table:formula="of:=PRODUCT([.E3:.E7])" office:value-type="float" office:value="255.937874833969" calcext:value-type="float">
            <text:p>255,93787483396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scenario</text:p>
          </table:table-cell>
          <table:table-cell table:style-name="ce4" office:value-type="string" calcext:value-type="string">
            <text:p>time</text:p>
          </table:table-cell>
          <table:table-cell table:style-name="ce5" office:value-type="string" calcext:value-type="string">
            <text:p>time (s)</text:p>
          </table:table-cell>
          <table:table-cell table:style-name="ce4" office:value-type="string" calcext:value-type="string">
            <text:p>increase</text:p>
          </table:table-cell>
          <table:table-cell table:style-name="ce4" office:value-type="string" calcext:value-type="string">
            <text:p>slowdown factor</text:p>
          </table:table-cell>
          <table:table-cell table:style-name="ce2"/>
        </table:table-row>
        <table:table-row table:style-name="ro1">
          <table:table-cell office:value-type="string" calcext:value-type="string">
            <text:p>all activated</text:p>
          </table:table-cell>
          <table:table-cell office:value-type="float" office:value="11086" calcext:value-type="float">
            <text:p>11086</text:p>
          </table:table-cell>
          <table:table-cell table:formula="of:=[.B11]/1000" office:value-type="float" office:value="11.086" calcext:value-type="float">
            <text:p>11,1</text:p>
          </table:table-cell>
          <table:table-cell table:style-name="ce11"/>
          <table:table-cell table:style-name="ce15"/>
          <table:table-cell/>
        </table:table-row>
        <table:table-row table:style-name="ro1">
          <table:table-cell office:value-type="string" calcext:value-type="string">
            <text:p><text:span text:style-name="T1">all activated (except</text:span> shadow areas)</text:p>
          </table:table-cell>
          <table:table-cell office:value-type="float" office:value="121616" calcext:value-type="float">
            <text:p>121616</text:p>
          </table:table-cell>
          <table:table-cell table:formula="of:=[.B12]/1000" office:value-type="float" office:value="121.616" calcext:value-type="float">
            <text:p>121,6</text:p>
          </table:table-cell>
          <table:table-cell table:formula="of:=1-[.B$11]/[.B12]" office:value-type="percentage" office:value="0.908844231022234" calcext:value-type="percentage">
            <text:p>90,88 %</text:p>
          </table:table-cell>
          <table:table-cell table:formula="of:=[.B12]/[.B$11]" office:value-type="float" office:value="10.9702327259607" calcext:value-type="float">
            <text:p>10,97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all activated (except</text:span> knn filtering)</text:p>
          </table:table-cell>
          <table:table-cell office:value-type="float" office:value="11334" calcext:value-type="float">
            <text:p>11334</text:p>
          </table:table-cell>
          <table:table-cell table:formula="of:=[.B13]/1000" office:value-type="float" office:value="11.334" calcext:value-type="float">
            <text:p>11,3</text:p>
          </table:table-cell>
          <table:table-cell table:formula="of:=1-[.B$11]/[.B13]" office:value-type="percentage" office:value="0.0218810658196577" calcext:value-type="percentage">
            <text:p>2,19 %</text:p>
          </table:table-cell>
          <table:table-cell table:formula="of:=[.B13]/[.B$11]" office:value-type="float" office:value="1.02237055745986" calcext:value-type="float">
            <text:p>1,02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all activated</text:span> (except convex hull)</text:p>
          </table:table-cell>
          <table:table-cell office:value-type="float" office:value="18630" calcext:value-type="float">
            <text:p>18630</text:p>
          </table:table-cell>
          <table:table-cell table:formula="of:=[.B14]/1000" office:value-type="float" office:value="18.63" calcext:value-type="float">
            <text:p>18,6</text:p>
          </table:table-cell>
          <table:table-cell table:formula="of:=1-[.B$11]/[.B14]" office:value-type="percentage" office:value="0.404938271604938" calcext:value-type="percentage">
            <text:p>40,49 %</text:p>
          </table:table-cell>
          <table:table-cell table:formula="of:=[.B14]/[.B$11]" office:value-type="float" office:value="1.6804979253112" calcext:value-type="float">
            <text:p>1,68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all activated (except</text:span> valid angle areas)</text:p>
          </table:table-cell>
          <table:table-cell office:value-type="float" office:value="12826" calcext:value-type="float">
            <text:p>12826</text:p>
          </table:table-cell>
          <table:table-cell table:formula="of:=[.B15]/1000" office:value-type="float" office:value="12.826" calcext:value-type="float">
            <text:p>12,8</text:p>
          </table:table-cell>
          <table:table-cell table:formula="of:=1-[.B$11]/[.B15]" office:value-type="percentage" office:value="0.135661936691096" calcext:value-type="percentage">
            <text:p>13,57 %</text:p>
          </table:table-cell>
          <table:table-cell table:formula="of:=[.B15]/[.B$11]" office:value-type="float" office:value="1.15695471766192" calcext:value-type="float">
            <text:p>1,16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all activated (except</text:span> custom coll. Detection)</text:p>
          </table:table-cell>
          <table:table-cell table:style-name="ce2" office:value-type="float" office:value="11635" calcext:value-type="float">
            <text:p>11635</text:p>
          </table:table-cell>
          <table:table-cell table:style-name="ce7" table:formula="of:=[.B16]/1000" office:value-type="float" office:value="11.635" calcext:value-type="float">
            <text:p>11,6</text:p>
          </table:table-cell>
          <table:table-cell table:style-name="ce10" table:formula="of:=1-[.B$11]/[.B16]" office:value-type="percentage" office:value="0.0471852170176192" calcext:value-type="percentage">
            <text:p>4,72 %</text:p>
          </table:table-cell>
          <table:table-cell table:style-name="ce14" table:formula="of:=[.B16]/[.B$11]" office:value-type="float" office:value="1.04952191953816" calcext:value-type="float">
            <text:p>1,05</text:p>
          </table:table-cell>
          <table:table-cell table:style-name="ce2"/>
        </table:table-row>
        <table:table-row table:style-name="ro1">
          <table:table-cell office:value-type="string" calcext:value-type="string">
            <text:p>all deactivated</text:p>
          </table:table-cell>
          <table:table-cell table:formula="of:=[.B2]" office:value-type="float" office:value="788506" calcext:value-type="float">
            <text:p>788506</text:p>
          </table:table-cell>
          <table:table-cell table:formula="of:=[.B17]/1000" office:value-type="float" office:value="788.506" calcext:value-type="float">
            <text:p>788,5</text:p>
          </table:table-cell>
          <table:table-cell table:style-name="ce11" table:formula="of:=1-[.B$11]/[.B17]" office:value-type="percentage" office:value="0.9859405001357" calcext:value-type="percentage">
            <text:p>98,59 %</text:p>
          </table:table-cell>
          <table:table-cell table:style-name="ce15" table:formula="of:=[.B17]/[.B$11]" office:value-type="float" office:value="71.1262854050153" calcext:value-type="float">
            <text:p>71,1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ll activated (except convex hull + valid angle areas)</text:p>
          </table:table-cell>
          <table:table-cell table:style-name="ce3" office:value-type="float" office:value="21115" calcext:value-type="float">
            <text:p>21115</text:p>
          </table:table-cell>
          <table:table-cell/>
          <table:table-cell table:formula="of:=1-[.B$11]/[.B19]" office:value-type="percentage" office:value="0.474970400189439" calcext:value-type="percentage">
            <text:p>47,50 %</text:p>
          </table:table-cell>
          <table:table-cell table:formula="of:=[.B19]/[.B$11]" office:value-type="float" office:value="1.90465451921342" calcext:value-type="float">
            <text:p>1,90</text:p>
          </table:table-cell>
          <table:table-cell table:formula="of:=[.E14]*[.E15]" office:value-type="float" office:value="1.94426000270986" calcext:value-type="float">
            <text:p>1,94426000270986</text:p>
          </table:table-cell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1:55:57.004575386</meta:creation-date>
    <dc:date>2023-07-21T15:17:32.906852815</dc:date>
    <meta:editing-duration>PT3H21M32S</meta:editing-duration>
    <meta:editing-cycles>10</meta:editing-cycles>
    <meta:generator>LibreOffice/7.4.7.2$Linux_X86_64 LibreOffice_project/40$Build-2</meta:generator>
    <meta:document-statistic meta:table-count="1" meta:cell-count="82" meta:object-count="0"/>
  </office:meta>
</office:document-meta>
</file>